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fo:text-align="center"/>
      <style:text-properties fo:font-size="48pt" style:font-size-asian="48pt"/>
    </style:style>
    <style:style style:name="P7" style:parent-style-name="Title" style:family="paragraph">
      <style:paragraph-properties fo:text-align="center"/>
      <style:text-properties fo:font-size="48pt" style:font-size-asian="48pt"/>
    </style:style>
    <style:style style:name="P8" style:parent-style-name="Subtitle" style:family="paragraph">
      <style:paragraph-properties fo:text-align="center"/>
      <style:text-properties fo:font-size="14pt" style:font-size-asian="14pt"/>
    </style:style>
    <style:style style:name="P9" style:parent-style-name="TOC1" style:family="paragraph">
      <style:paragraph-properties>
        <style:tab-stops>
          <style:tab-stop style:type="right" style:leader-style="dotted" style:leader-text="." style:position="5.8986in"/>
        </style:tab-stops>
      </style:paragraph-properties>
    </style:style>
    <style:style style:name="P10" style:parent-style-name="TOC1" style:family="paragraph">
      <style:paragraph-properties>
        <style:tab-stops>
          <style:tab-stop style:type="right" style:leader-style="dotted" style:leader-text="." style:position="5.8986in"/>
        </style:tab-stops>
      </style:paragraph-properties>
    </style:style>
    <style:style style:name="P11" style:parent-style-name="TOC1" style:family="paragraph">
      <style:paragraph-properties>
        <style:tab-stops>
          <style:tab-stop style:type="right" style:leader-style="dotted" style:leader-text="." style:position="5.8986in"/>
        </style:tab-stops>
      </style:paragraph-properties>
    </style:style>
    <style:style style:name="P12" style:parent-style-name="TOC1" style:family="paragraph">
      <style:paragraph-properties>
        <style:tab-stops>
          <style:tab-stop style:type="right" style:leader-style="dotted" style:leader-text="." style:position="5.8986in"/>
        </style:tab-stops>
      </style:paragraph-properties>
    </style:style>
    <style:style style:name="P13" style:parent-style-name="TOC1" style:family="paragraph">
      <style:paragraph-properties>
        <style:tab-stops>
          <style:tab-stop style:type="right" style:leader-style="dotted" style:leader-text="." style:position="5.8986in"/>
        </style:tab-stops>
      </style:paragraph-properties>
    </style:style>
    <style:style style:name="P14" style:parent-style-name="TOC2" style:family="paragraph">
      <style:paragraph-properties>
        <style:tab-stops>
          <style:tab-stop style:type="right" style:leader-style="dotted" style:leader-text="." style:position="5.7458in"/>
        </style:tab-stops>
      </style:paragraph-properties>
    </style:style>
    <style:style style:name="P15" style:parent-style-name="TOC2" style:family="paragraph">
      <style:paragraph-properties>
        <style:tab-stops>
          <style:tab-stop style:type="right" style:leader-style="dotted" style:leader-text="." style:position="5.7458in"/>
        </style:tab-stops>
      </style:paragraph-properties>
    </style:style>
    <style:style style:name="P16" style:parent-style-name="TOC2" style:family="paragraph">
      <style:paragraph-properties>
        <style:tab-stops>
          <style:tab-stop style:type="right" style:leader-style="dotted" style:leader-text="." style:position="5.7458in"/>
        </style:tab-stops>
      </style:paragraph-properties>
    </style:style>
    <style:style style:name="P17" style:parent-style-name="TOC2" style:family="paragraph">
      <style:paragraph-properties>
        <style:tab-stops>
          <style:tab-stop style:type="right" style:leader-style="dotted" style:leader-text="." style:position="5.7458in"/>
        </style:tab-stops>
      </style:paragraph-properties>
    </style:style>
    <style:style style:name="P18" style:parent-style-name="TOC2" style:family="paragraph">
      <style:paragraph-properties>
        <style:tab-stops>
          <style:tab-stop style:type="right" style:leader-style="dotted" style:leader-text="." style:position="5.7458in"/>
        </style:tab-stops>
      </style:paragraph-properties>
    </style:style>
    <style:style style:name="P19" style:parent-style-name="TOC1" style:family="paragraph">
      <style:paragraph-properties>
        <style:tab-stops>
          <style:tab-stop style:type="right" style:leader-style="dotted" style:leader-text="." style:position="5.8986in"/>
        </style:tab-stops>
      </style:paragraph-properties>
    </style:style>
    <style:style style:name="P20" style:parent-style-name="TOC1" style:family="paragraph">
      <style:paragraph-properties>
        <style:tab-stops>
          <style:tab-stop style:type="right" style:leader-style="dotted" style:leader-text="." style:position="5.8986in"/>
        </style:tab-stops>
      </style:paragraph-properties>
    </style:style>
    <style:style style:name="P21" style:parent-style-name="TOC1" style:family="paragraph">
      <style:paragraph-properties>
        <style:tab-stops>
          <style:tab-stop style:type="right" style:leader-style="dotted" style:leader-text="." style:position="5.8986in"/>
        </style:tab-stops>
      </style:paragraph-properties>
    </style:style>
    <style:style style:name="P22" style:parent-style-name="TOC1" style:family="paragraph">
      <style:paragraph-properties>
        <style:tab-stops>
          <style:tab-stop style:type="right" style:leader-style="dotted" style:leader-text="." style:position="5.8986in"/>
        </style:tab-stops>
      </style:paragraph-properties>
    </style:style>
    <style:style style:name="P23" style:parent-style-name="Normal" style:family="paragraph">
      <style:paragraph-properties fo:break-before="page"/>
    </style:style>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Caption" style:family="paragraph">
      <style:paragraph-properties fo:keep-with-next="always"/>
    </style:style>
    <style:style style:name="TableColumn34" style:family="table-column">
      <style:table-column-properties style:column-width="2.0638in"/>
    </style:style>
    <style:style style:name="TableColumn35" style:family="table-column">
      <style:table-column-properties style:column-width="2.3625in"/>
    </style:style>
    <style:style style:name="Table33" style:family="table">
      <style:table-properties style:width="4.4263in" fo:margin-left="0in" table:align="center"/>
    </style:style>
    <style:style style:name="TableRow36" style:family="table-row">
      <style:table-row-properties/>
    </style:style>
    <style:style style:name="TableCell37"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font-weight="bold" style:font-weight-asian="bold" style:font-weight-complex="bold"/>
    </style:style>
    <style:style style:name="TableCell39"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40" style:parent-style-name="Normal" style:family="paragraph">
      <style:paragraph-properties fo:text-align="center" fo:margin-bottom="0in" fo:line-height="100%"/>
      <style:text-properties fo:font-weight="bold" style:font-weight-asian="bold" style:font-weight-complex="bold"/>
    </style:style>
    <style:style style:name="TableRow41" style:family="table-row">
      <style:table-row-properties/>
    </style:style>
    <style:style style:name="TableCell42"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43" style:parent-style-name="Normal" style:family="paragraph">
      <style:paragraph-properties fo:margin-bottom="0in" fo:line-height="100%"/>
      <style:text-properties fo:font-weight="bold" style:font-weight-asian="bold" style:font-weight-complex="bold"/>
    </style:style>
    <style:style style:name="TableCell44"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45" style:parent-style-name="Normal" style:family="paragraph">
      <style:paragraph-properties fo:text-align="center" fo:margin-bottom="0in" fo:line-height="100%"/>
    </style:style>
    <style:style style:name="TableRow46" style:family="table-row">
      <style:table-row-properties/>
    </style:style>
    <style:style style:name="TableCell47"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style:font-weight-complex="bold"/>
    </style:style>
    <style:style style:name="TableCell49"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50" style:parent-style-name="Normal" style:family="paragraph">
      <style:paragraph-properties fo:text-align="center" fo:margin-bottom="0in" fo:line-height="100%"/>
    </style:style>
    <style:style style:name="TableRow51" style:family="table-row">
      <style:table-row-properties/>
    </style:style>
    <style:style style:name="TableCell52"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53" style:parent-style-name="Normal" style:family="paragraph">
      <style:paragraph-properties fo:margin-bottom="0in" fo:line-height="100%"/>
      <style:text-properties fo:font-weight="bold" style:font-weight-asian="bold" style:font-weight-complex="bold"/>
    </style:style>
    <style:style style:name="TableCell54"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55" style:parent-style-name="Normal" style:family="paragraph">
      <style:paragraph-properties fo:text-align="center" fo:margin-bottom="0in" fo:line-height="100%"/>
    </style:style>
    <style:style style:name="TableRow56" style:family="table-row">
      <style:table-row-properties/>
    </style:style>
    <style:style style:name="TableCell57"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style:style>
    <style:style style:name="TableCell59"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ableRow61" style:family="table-row">
      <style:table-row-properties/>
    </style:style>
    <style:style style:name="TableCell62"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63" style:parent-style-name="Normal" style:family="paragraph">
      <style:paragraph-properties fo:margin-bottom="0in" fo:line-height="100%"/>
      <style:text-properties fo:font-weight="bold" style:font-weight-asian="bold" style:font-weight-complex="bold"/>
    </style:style>
    <style:style style:name="TableCell64"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65" style:parent-style-name="Normal" style:family="paragraph">
      <style:paragraph-properties fo:text-align="center" fo:margin-bottom="0in" fo:line-height="100%"/>
    </style:style>
    <style:style style:name="P66" style:parent-style-name="Normal" style:family="paragraph">
      <style:paragraph-properties fo:margin-left="0.9833in" fo:text-indent="0.4916in">
        <style:tab-stops/>
      </style:paragraph-properties>
    </style:style>
    <style:style style:name="TableColumn68" style:family="table-column">
      <style:table-column-properties style:column-width="2.1652in"/>
    </style:style>
    <style:style style:name="TableColumn69" style:family="table-column">
      <style:table-column-properties style:column-width="2.1659in"/>
    </style:style>
    <style:style style:name="Table67" style:family="table">
      <style:table-properties style:width="4.3312in" fo:margin-left="0in" table:align="center"/>
    </style:style>
    <style:style style:name="TableRow70" style:family="table-row">
      <style:table-row-properties/>
    </style:style>
    <style:style style:name="TableCell71"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72" style:parent-style-name="Normal" style:family="paragraph">
      <style:paragraph-properties fo:text-align="center" fo:margin-bottom="0in" fo:line-height="100%"/>
      <style:text-properties fo:font-weight="bold" style:font-weight-asian="bold" style:font-weight-complex="bold"/>
    </style:style>
    <style:style style:name="TableCell73"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74" style:parent-style-name="Normal" style:family="paragraph">
      <style:paragraph-properties fo:text-align="center" fo:margin-bottom="0in" fo:line-height="100%"/>
      <style:text-properties fo:font-weight="bold" style:font-weight-asian="bold" style:font-weight-complex="bold"/>
    </style:style>
    <style:style style:name="TableRow75" style:family="table-row">
      <style:table-row-properties/>
    </style:style>
    <style:style style:name="TableCell76"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7" style:parent-style-name="Normal" style:family="paragraph">
      <style:paragraph-properties fo:margin-bottom="0in" fo:line-height="100%"/>
      <style:text-properties fo:font-weight="bold" style:font-weight-asian="bold" style:font-weight-complex="bold"/>
    </style:style>
    <style:style style:name="TableCell78"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Row80" style:family="table-row">
      <style:table-row-properties/>
    </style:style>
    <style:style style:name="TableCell81"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82" style:parent-style-name="Normal" style:family="paragraph">
      <style:paragraph-properties fo:margin-bottom="0in" fo:line-height="100%"/>
      <style:text-properties fo:font-weight="bold" style:font-weight-asian="bold" style:font-weight-complex="bold"/>
    </style:style>
    <style:style style:name="TableCell83"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84" style:parent-style-name="Normal" style:family="paragraph">
      <style:paragraph-properties fo:text-align="center" fo:margin-bottom="0in" fo:line-height="100%"/>
    </style:style>
    <style:style style:name="TableRow85" style:family="table-row">
      <style:table-row-properties/>
    </style:style>
    <style:style style:name="TableCell86"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87" style:parent-style-name="Normal" style:family="paragraph">
      <style:paragraph-properties fo:margin-bottom="0in" fo:line-height="100%"/>
      <style:text-properties fo:font-weight="bold" style:font-weight-asian="bold" style:font-weight-complex="bold"/>
    </style:style>
    <style:style style:name="TableCell88"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89" style:parent-style-name="Normal" style:family="paragraph">
      <style:paragraph-properties fo:text-align="center" fo:margin-bottom="0in" fo:line-height="100%"/>
    </style:style>
    <style:style style:name="TableColumn91" style:family="table-column">
      <style:table-column-properties style:column-width="2.1652in"/>
    </style:style>
    <style:style style:name="TableColumn92" style:family="table-column">
      <style:table-column-properties style:column-width="2.1659in"/>
    </style:style>
    <style:style style:name="Table90" style:family="table">
      <style:table-properties style:width="4.3312in" fo:margin-left="0in" table:align="center"/>
    </style:style>
    <style:style style:name="TableRow93" style:family="table-row">
      <style:table-row-properties/>
    </style:style>
    <style:style style:name="TableCell94"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95" style:parent-style-name="Normal" style:family="paragraph">
      <style:paragraph-properties fo:text-align="center" fo:margin-bottom="0in" fo:line-height="100%"/>
      <style:text-properties fo:font-weight="bold" style:font-weight-asian="bold" style:font-weight-complex="bold"/>
    </style:style>
    <style:style style:name="TableCell96" style:family="table-cell">
      <style:table-cell-properties fo:border-top="none" fo:border-left="none" fo:border-bottom="0.0208in solid #8EAADB" fo:border-right="none" fo:background-color="#FFFFFF" style:writing-mode="lr-tb" fo:padding-top="0in" fo:padding-left="0.075in" fo:padding-bottom="0in" fo:padding-right="0.075in"/>
    </style:style>
    <style:style style:name="P97" style:parent-style-name="Normal" style:family="paragraph">
      <style:paragraph-properties fo:text-align="center" fo:margin-bottom="0in" fo:line-height="100%"/>
      <style:text-properties fo:font-weight="bold" style:font-weight-asian="bold" style:font-weight-complex="bold"/>
    </style:style>
    <style:style style:name="TableRow98" style:family="table-row">
      <style:table-row-properties/>
    </style:style>
    <style:style style:name="TableCell9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style:font-weight-complex="bold"/>
    </style:style>
    <style:style style:name="TableCell10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102" style:parent-style-name="Normal" style:family="paragraph">
      <style:paragraph-properties fo:text-align="center" fo:margin-bottom="0in" fo:line-height="100%"/>
    </style:style>
    <style:style style:name="TableRow103" style:family="table-row">
      <style:table-row-properties/>
    </style:style>
    <style:style style:name="TableCell104"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style:font-weight-complex="bold"/>
    </style:style>
    <style:style style:name="TableCell106"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107" style:parent-style-name="Normal" style:family="paragraph">
      <style:paragraph-properties fo:text-align="center" fo:margin-bottom="0in" fo:line-height="100%"/>
    </style:style>
    <style:style style:name="TableRow108" style:family="table-row">
      <style:table-row-properties/>
    </style:style>
    <style:style style:name="TableCell10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110" style:parent-style-name="Normal" style:family="paragraph">
      <style:paragraph-properties fo:margin-bottom="0in" fo:line-height="100%"/>
      <style:text-properties fo:font-weight="bold" style:font-weight-asian="bold" style:font-weight-complex="bold"/>
    </style:style>
    <style:style style:name="TableCell11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112" style:parent-style-name="Normal" style:family="paragraph">
      <style:paragraph-properties fo:text-align="center" fo:margin-bottom="0in" fo:line-height="100%"/>
    </style:style>
    <style:style style:name="P113" style:parent-style-name="ListParagraph" style:family="paragraph"/>
    <style:style style:name="P114" style:parent-style-name="ListParagraph" style:family="paragraph"/>
    <style:style style:name="P115" style:parent-style-name="ListParagraph" style:family="paragraph"/>
    <style:style style:name="P116" style:parent-style-name="ListParagraph" style:family="paragraph"/>
    <style:style style:name="T117"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
      <text:p text:style-name="P7">Laboratory Project</text:p>
      <text:p text:style-name="P8">Introduction to Natural Language Processing – Master in Artificial Intelligenc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tab/><text:tab/><text:tab/><text:tab/><text:tab/><text:tab/>Authors<text:tab/>Pablo Martínez</text:p>
      <text:p text:style-name="Normal"><text:tab/><text:tab/><text:tab/><text:tab/><text:tab/><text:tab/><text:tab/><text:tab/><text:tab/>Aleix Solanes</text:p>
      <text:p text:style-name="Normal"><text:tab/><text:tab/><text:tab/><text:tab/><text:tab/><text:tab/><text:tab/>Course<text:tab/><text:tab/>2015/16</text:p>
      <text:p text:style-name="Normal"><text:tab/><text:tab/><text:tab/><text:tab/><text:tab/><text:tab/><text:tab/>Date<text:tab/><text:tab/>January ‘16</text:p>
      <text:p text:style-name="Normal"/>
      <text:p text:style-name="Normal"/>
      <text:p text:style-name="Normal"/>
      <text:p text:style-name="TOCHeading"><text:bookmark-start text:name="_Toc440905266"/>Contents<text:bookmark-end text:name="_Toc440905266"/></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440905266" office:target-frame-name="_top" xlink:show="replace"><text:span text:style-name="Hyperlink">Contents</text:span><text:tab/>2</text:a></text:p>
          <text:p text:style-name="P10"><text:a xlink:href="#_Toc440905267" office:target-frame-name="_top" xlink:show="replace"><text:span text:style-name="Hyperlink">Description of the content</text:span><text:tab/>3</text:a></text:p>
          <text:p text:style-name="P11"><text:a xlink:href="#_Toc440905268" office:target-frame-name="_top" xlink:show="replace"><text:span text:style-name="Hyperlink">Introduction</text:span><text:tab/>3</text:a></text:p>
          <text:p text:style-name="P12"><text:a xlink:href="#_Toc440905269" office:target-frame-name="_top" xlink:show="replace"><text:span text:style-name="Hyperlink">Acknowledgements</text:span><text:tab/>3</text:a></text:p>
          <text:p text:style-name="P13"><text:a xlink:href="#_Toc440905270" office:target-frame-name="_top" xlink:show="replace"><text:span text:style-name="Hyperlink">Searching for attributes</text:span><text:tab/>3</text:a></text:p>
          <text:p text:style-name="P14"><text:a xlink:href="#_Toc440905271" office:target-frame-name="_top" xlink:show="replace"><text:span text:style-name="Hyperlink">GEO-RELATION</text:span><text:tab/>4</text:a></text:p>
          <text:p text:style-name="P15"><text:a xlink:href="#_Toc440905272" office:target-frame-name="_top" xlink:show="replace"><text:span text:style-name="Hyperlink">WHERE</text:span><text:tab/>4</text:a></text:p>
          <text:p text:style-name="P16"><text:a xlink:href="#_Toc440905273" office:target-frame-name="_top" xlink:show="replace"><text:span text:style-name="Hyperlink">WHAT</text:span><text:tab/>4</text:a></text:p>
          <text:p text:style-name="P17"><text:a xlink:href="#_Toc440905274" office:target-frame-name="_top" xlink:show="replace"><text:span text:style-name="Hyperlink">WHAT-TYPE</text:span><text:tab/>4</text:a></text:p>
          <text:p text:style-name="P18"><text:a xlink:href="#_Toc440905275" office:target-frame-name="_top" xlink:show="replace"><text:span text:style-name="Hyperlink">LOCAL</text:span><text:tab/>4</text:a></text:p>
          <text:p text:style-name="P19"><text:a xlink:href="#_Toc440905276" office:target-frame-name="_top" xlink:show="replace"><text:span text:style-name="Hyperlink">Results</text:span><text:tab/>4</text:a></text:p>
          <text:p text:style-name="P20"><text:a xlink:href="#_Toc440905277" office:target-frame-name="_top" xlink:show="replace"><text:span text:style-name="Hyperlink">How to execute the code?</text:span><text:tab/>5</text:a></text:p>
          <text:p text:style-name="P21"><text:a xlink:href="#_Toc440905278" office:target-frame-name="_top" xlink:show="replace"><text:span text:style-name="Hyperlink">Analysis of the errors and ideas to solve them</text:span><text:tab/>5</text:a></text:p>
          <text:p text:style-name="P22"><text:a xlink:href="#_Toc440905279" office:target-frame-name="_top" xlink:show="replace"><text:span text:style-name="Hyperlink">Conclusion</text:span><text:tab/>6</text:a></text:p>
        </text:index-body>
      </text:table-of-content>
      <text:p text:style-name="Normal"/>
      <text:p text:style-name="P23"/>
      <text:h text:style-name="Heading1" text:outline-level="1"><text:bookmark-start text:name="_Toc440889438"/><text:bookmark-start text:name="_Toc440905267"/>Description of the content<text:bookmark-end text:name="_Toc440905267"/></text:h>
      <text:p text:style-name="Normal">In the following document, we describe the approach we made to the resolution of the problem proposed at GeoCLEF2007. This is a project proposed for the INLP subject from the Master in Artificial Intelligence in the UPC. The code that accompanies this document, is structured as follows: “data” folder (contains the xml and the grammars), “lib” (contains the functions of 3rd party used in this work), “scripts” (contains the main program, as well as the output xml with results).</text:p>
      <text:h text:style-name="Heading1" text:outline-level="1"><text:bookmark-start text:name="_Toc440905268"/>Introduction<text:bookmark-end text:name="_Toc440889438"/><text:bookmark-end text:name="_Toc440905268"/></text:h>
      <text:p text:style-name="Normal">In this project, we were asked to face the problem from the GeoCLEF2007. Geographical Information Retrieval (GIR) is an augmentation of Information Retrieval by adding geographic information. GeoCLEF2007 was dedified to GIR, concretely by identifying a few properties of a set of queries.</text:p>
      <text:p text:style-name="Normal">We were provided by a set of 100 queries that were supposed to extract the information in it, and give as a result an xml with the queries and its properties correctly filled. The main properties that has to be analyzed are WHAT, WHAT-TYPE, GEO-RELATION and WHERE. Each of this properties contains an important information about the query.</text:p>
      <text:p text:style-name="Normal">In order to test, develop, improve and obtain results, a dataset “GC_Test_Solved_100_2.xml” is considered (it is included under the folder “data”).</text:p>
      <text:h text:style-name="Heading1" text:outline-level="1"><text:bookmark-start text:name="_Toc440889439"/><text:bookmark-start text:name="_Toc440905269"/>Acknowledgements<text:bookmark-end text:name="_Toc440889439"/><text:bookmark-end text:name="_Toc440905269"/></text:h>
      <text:p text:style-name="Normal">In order to develop some functionalities,<text:s/>some code has been used from a previous task which each group had to develop a task that could be used afterwards.</text:p>
      <text:p text:style-name="Normal">In order to access the DBPedia, we have used the approach proposed by Amin, Kazancli and Kazimi. The file name is “dbpedia.py” under the “lib” folder.</text:p>
      <text:p text:style-name="Normal">To read an xml we have used the code provided by Brando and Roig, with a file “xmlToDict_functions”.</text:p>
      <text:p text:style-name="Normal">To save to an XML we have used the code from Castillo, Garza and Chen. The file is “saveIntoXML_functions”.</text:p>
      <text:p text:style-name="Normal">Finally, to obtain the results we<text:s/>have used the scorer from Duato, Fabregues and Selva. The name of the file is “scorer”.</text:p>
      <text:h text:style-name="Heading1" text:outline-level="1"><text:bookmark-start text:name="_Toc440889440"/><text:bookmark-start text:name="_Toc440905270"/>Searching for attributes<text:bookmark-end text:name="_Toc440889440"/><text:bookmark-end text:name="_Toc440905270"/></text:h>
      <text:p text:style-name="Normal">The main basic algorithm to find the properties is as follows:</text:p>
      <text:list text:style-name="LFO1" text:continue-numbering="true">
        <text:list-item>
          <text:p text:style-name="P24">Load the XML</text:p>
        </text:list-item>
        <text:list-item>
          <text:p text:style-name="P25">Iterate the queries in order to obtain the properties</text:p>
          <text:list text:continue-numbering="true">
            <text:list-item>
              <text:p text:style-name="P26">Obtain the GEO-RELATION with a rule system and by this use, determine a first approach to the WHAT and WHERE properties.</text:p>
            </text:list-item>
            <text:list-item>
              <text:p text:style-name="P27">Obtain the WHAT-TYPE, based on grammars</text:p>
            </text:list-item>
            <text:list-item>
              <text:p text:style-name="P28">If the place found before is not correct, look for a location inside the whole query.</text:p>
              <text:list text:continue-numbering="true">
                <text:list-item>
                  <text:p text:style-name="P29">If Not, assign None to<text:s/>the properties</text:p>
                </text:list-item>
                <text:list-item>
                  <text:p text:style-name="P30">If Yes, recalculate the WHAT, the WHAT-TYPE.</text:p>
                </text:list-item>
              </text:list>
            </text:list-item>
          </text:list>
        </text:list-item>
        <text:list-item>
          <text:p text:style-name="P31">Save the result to a XML</text:p>
        </text:list-item>
      </text:list>
      <text:p text:style-name="Normal"/>
      <text:p text:style-name="Normal">The process to identify each property is explained in the next sections more in detail.</text:p>
      <text:h text:style-name="Heading2" text:outline-level="2"><text:bookmark-start text:name="_Toc440889441"/><text:bookmark-start text:name="_Toc440905271"/>GEO-RELATION<text:bookmark-end text:name="_Toc440889441"/><text:bookmark-end text:name="_Toc440905271"/></text:h>
      <text:p text:style-name="Normal">This property refers to the relation between the WHERE and the WHAT.</text:p>
      <text:p text:style-name="Normal">In order to find the geo-relation, a function called “getRelation(query)” is coded. This function looks for appearances of relation words (IN, TO, ON THE, OF, NEAR,WITHIN...) by using regular expressions, and returns the estimated relation.</text:p>
      <text:p text:style-name="Normal">First, looks for a simple relation (IN, TO, OF...) then, looks for a longer one like for example (WITHIN), and finally a compass relation (in the south of, in the north of, southwest to). The relation that keeps is the longer one. After that, the first separation is done between the WHAT and the WHERE.</text:p>
      <text:h text:style-name="Heading2" text:outline-level="2"><text:bookmark-start text:name="_Toc440889442"/><text:bookmark-start text:name="_Toc440905272"/>WHERE<text:bookmark-end text:name="_Toc440889442"/><text:bookmark-end text:name="_Toc440905272"/><text:s/>AND WHAT</text:h>
      <text:p text:style-name="Normal">This property refers to the place that the query talks to.<text:s/>The where is determined two times. The first one is after a geo-relation is found, but this is only an assumption. After the geo-relation is found, we check whether the supposed WHERE is really a location by checking the DBPedia. If it is not a location, then, we look for a place in the whole query, and if it is found, we restructure the WHERE and the WHAT.</text:p>
      <text:h text:style-name="Heading2" text:outline-level="2"><text:bookmark-start text:name="_Toc440889444"/><text:bookmark-start text:name="_Toc440905274"/>WHAT-TYPE<text:bookmark-end text:name="_Toc440889444"/><text:bookmark-end text:name="_Toc440905274"/></text:h>
      <text:p text:style-name="Normal">This property specifies which is the category of information that the user is looking for. There are three possibilities:<text:s/>Map type, Yellow Page type and Information Type.</text:p>
      <text:p text:style-name="Normal">In order to select a type, we use two grammars that checks if a query is a MAP type or a YELLOW PAGE type. It is a bunch of words that are normally related to each type. If these grammars do not let us classify the word we consider that it is a INFORMATION type query.</text:p>
      <text:p text:style-name="Normal">If in the sentence there is no WHAT we consider the type as MAP.</text:p>
      <text:h text:style-name="Heading2" text:outline-level="2"><text:bookmark-start text:name="_Toc440889445"/><text:bookmark-start text:name="_Toc440905275"/>LOCAL<text:bookmark-end text:name="_Toc440889445"/><text:bookmark-end text:name="_Toc440905275"/></text:h>
      <text:p text:style-name="Normal">A query is LOCAL if it contains at least a WHERE component.</text:p>
      <text:h text:style-name="Heading1" text:outline-level="1"><text:bookmark-start text:name="_Toc440905276"/>Results<text:bookmark-end text:name="_Toc440905276"/></text:h>
      <text:p text:style-name="Normal">In order to test the results, we have used the scorer provided from the first task by another group. This scorer is based on the<text:s/>evaluation that appears in the paper of the GeoCLEF2007, but it has some ambiguous descriptions of what they consider to be the Recall, the Precision and the F1-Score, so in order to show the results in such a way that let us evaluate how the performance of the algorithm was, we decided to provide both approaches, the one shown in the paper, and the formal formula for this terms.</text:p>
      <text:soft-page-break/>
      <text:p text:style-name="Normal">First of all, an evaluation of the properties correctly classified has been done, in order to determine which of them are the most conflict.</text:p>
      <text:p text:style-name="Normal">By using the data set in “GC_Test_Solved_100_2.xml”.</text:p>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Term</text:p>
          </table:table-cell>
          <table:table-cell table:style-name="TableCell39">
            <text:p text:style-name="P40">Correctly classified (%)</text:p>
          </table:table-cell>
        </table:table-row>
        <table:table-row table:style-name="TableRow41">
          <table:table-cell table:style-name="TableCell42">
            <text:p text:style-name="P43">WHAT</text:p>
          </table:table-cell>
          <table:table-cell table:style-name="TableCell44">
            <text:p text:style-name="P45">79</text:p>
          </table:table-cell>
        </table:table-row>
        <table:table-row table:style-name="TableRow46">
          <table:table-cell table:style-name="TableCell47">
            <text:p text:style-name="P48">WHAT-TYPE</text:p>
          </table:table-cell>
          <table:table-cell table:style-name="TableCell49">
            <text:p text:style-name="P50">60</text:p>
          </table:table-cell>
        </table:table-row>
        <table:table-row table:style-name="TableRow51">
          <table:table-cell table:style-name="TableCell52">
            <text:p text:style-name="P53">WHERE</text:p>
          </table:table-cell>
          <table:table-cell table:style-name="TableCell54">
            <text:p text:style-name="P55">72</text:p>
          </table:table-cell>
        </table:table-row>
        <table:table-row table:style-name="TableRow56">
          <table:table-cell table:style-name="TableCell57">
            <text:p text:style-name="P58">LOCAL</text:p>
          </table:table-cell>
          <table:table-cell table:style-name="TableCell59">
            <text:p text:style-name="P60">74</text:p>
          </table:table-cell>
        </table:table-row>
        <table:table-row table:style-name="TableRow61">
          <table:table-cell table:style-name="TableCell62">
            <text:p text:style-name="P63">GEO-RELATION</text:p>
          </table:table-cell>
          <table:table-cell table:style-name="TableCell64">
            <text:p text:style-name="P65">94</text:p>
          </table:table-cell>
        </table:table-row>
      </table:table>
      <text:p text:style-name="P66">Table 1. Precision of each property individually</text:p>
      <text:p text:style-name="Normal">It is easy to see in the last table, that the<text:s/>property that shows more conflicts is the property WHAT-TYPE. It is a property, that is defined thanks to a grammar for the “Yellow Pages” type and another one for “Map Type”.<text:s/></text:p>
      <text:p text:style-name="Normal">The more reliable property is the GEO-RELATION one, as it has a 94% of correct<text:s/>values. The remaining errors are related to errors with the WHERE.</text:p>
      <text:p text:style-name="Normal">Next, we will show the results obtained by the use of the scorer with the use of the formulas in the paper:</text:p>
      <table:table table:style-name="Table67">
        <table:table-columns>
          <table:table-column table:style-name="TableColumn68"/>
          <table:table-column table:style-name="TableColumn69"/>
        </table:table-columns>
        <table:table-row table:style-name="TableRow70">
          <table:table-cell table:style-name="TableCell71">
            <text:p text:style-name="P72">Paper formulas</text:p>
          </table:table-cell>
          <table:table-cell table:style-name="TableCell73">
            <text:p text:style-name="P74">Result</text:p>
          </table:table-cell>
        </table:table-row>
        <table:table-row table:style-name="TableRow75">
          <table:table-cell table:style-name="TableCell76">
            <text:p text:style-name="P77">Precision</text:p>
          </table:table-cell>
          <table:table-cell table:style-name="TableCell78">
            <text:p text:style-name="P79">0.55</text:p>
          </table:table-cell>
        </table:table-row>
        <table:table-row table:style-name="TableRow80">
          <table:table-cell table:style-name="TableCell81">
            <text:p text:style-name="P82">Recall</text:p>
          </table:table-cell>
          <table:table-cell table:style-name="TableCell83">
            <text:p text:style-name="P84">0.71</text:p>
          </table:table-cell>
        </table:table-row>
        <table:table-row table:style-name="TableRow85">
          <table:table-cell table:style-name="TableCell86">
            <text:p text:style-name="P87">F1-Score</text:p>
          </table:table-cell>
          <table:table-cell table:style-name="TableCell88">
            <text:p text:style-name="P89">0.62</text:p>
          </table:table-cell>
        </table:table-row>
      </table:table>
      <text:p text:style-name="Normal"><text:tab/><text:tab/><text:tab/>Table 2.<text:s/>Evaluation results of the paper formulas</text:p>
      <text:p text:style-name="Normal"/>
      <text:p text:style-name="Normal">And in the next table the results for the formal formula of the terms:</text:p>
      <table:table table:style-name="Table90">
        <table:table-columns>
          <table:table-column table:style-name="TableColumn91"/>
          <table:table-column table:style-name="TableColumn92"/>
        </table:table-columns>
        <table:table-row table:style-name="TableRow93">
          <table:table-cell table:style-name="TableCell94">
            <text:p text:style-name="P95">Normal formulas</text:p>
          </table:table-cell>
          <table:table-cell table:style-name="TableCell96">
            <text:p text:style-name="P97">Result</text:p>
          </table:table-cell>
        </table:table-row>
        <table:table-row table:style-name="TableRow98">
          <table:table-cell table:style-name="TableCell99">
            <text:p text:style-name="P100">Precision</text:p>
          </table:table-cell>
          <table:table-cell table:style-name="TableCell101">
            <text:p text:style-name="P102">0.60</text:p>
          </table:table-cell>
        </table:table-row>
        <table:table-row table:style-name="TableRow103">
          <table:table-cell table:style-name="TableCell104">
            <text:p text:style-name="P105">Recall</text:p>
          </table:table-cell>
          <table:table-cell table:style-name="TableCell106">
            <text:p text:style-name="P107">0.48</text:p>
          </table:table-cell>
        </table:table-row>
        <table:table-row table:style-name="TableRow108">
          <table:table-cell table:style-name="TableCell109">
            <text:p text:style-name="P110">F1-Score</text:p>
          </table:table-cell>
          <table:table-cell table:style-name="TableCell111">
            <text:p text:style-name="P112">0.54</text:p>
          </table:table-cell>
        </table:table-row>
      </table:table>
      <text:p text:style-name="Normal"><text:tab/><text:tab/><text:tab/>Table 3. Evaluation results of the normal formulas</text:p>
      <text:p text:style-name="Normal">As it can be seen in<text:s/>the previous tables, we obtain a precision of the 60% (or the 55% in the paper formulas) which is not the best result, but that can classify more than half of the queries correctly, which is a decent approach.</text:p>
      <text:p text:style-name="Normal">There are a few corrections that could bring us a better result in the precision. Those improvements will be commented in the following section.</text:p>
      <text:h text:style-name="Heading1" text:outline-level="1"><text:bookmark-start text:name="_Toc440905277"/>How to execute the code?<text:bookmark-end text:name="_Toc440905277"/></text:h>
      <text:p text:style-name="Normal">The main file is stored under the folder “scripts” and it is called “main”. Just executing the file main should let the user to choose between two options:</text:p>
      <text:list text:style-name="LFO2" text:continue-numbering="true">
        <text:list-item>
          <text:p text:style-name="P113">Execute code with GC_Test_solved_100_2.xml (process and save xml</text:p>
          <text:soft-page-break/>
          <text:list text:continue-numbering="true">
            <text:list-item>
              <text:p text:style-name="P114">This will load an xml, extract the queries and save them to an OutFile.xml in the same folder.</text:p>
            </text:list-item>
          </text:list>
        </text:list-item>
        <text:list-item>
          <text:p text:style-name="P115">Show the results of the OutFile.xml</text:p>
          <text:list text:continue-numbering="true">
            <text:list-item>
              <text:p text:style-name="P116">This will compare the results by analyzing the OutFile.xml and the GC_Test_Solved_100_2.xml</text:p>
            </text:list-item>
          </text:list>
        </text:list-item>
      </text:list>
      <text:p text:style-name="Normal">If another set wants to be tested, it is as simple as change the variables in the main function called “queries” and “goldens”, which contain the path to the xml that will be analyzed.</text:p>
      <text:h text:style-name="Heading1" text:outline-level="1"><text:bookmark-start text:name="_Toc440905278"/>Analysis of the<text:s/>errors and ideas to solve them<text:bookmark-end text:name="_Toc440905278"/></text:h>
      <text:p text:style-name="Normal">Most of the errors from this approach come from the option chosen in order to determine the type of a WHAT. We are using two files with common words that refer to Yellow Page types and Map types. The validity of these files<text:s/>determines the validity of the output, as if the WHAT-TYPE is not correctly classified, the system classifies it as a wrong option.</text:p>
      <text:p text:style-name="Normal">The solution to this problem can be either to improve this file by better and more words, or the solution that would improve<text:s/>the system is by training a dataset(the bigger the training dataset, the greater the solution) and with machine learning algorithms determine the type of the query.</text:p>
      <text:p text:style-name="Normal">There are also several errors related to the situation where there are two relation words<text:s/>(IN, OF,...) in the same word but separated by words inbetween. The solution to this is to improve the reliability of the detection of the WHERE. As the relation type refers to the relation between the WHAT and the WHERE.<text:s/></text:p>
      <text:p text:style-name="Normal">The WHERE had many errors, that were related to the DBPedia accessor. It uses SPARQL in order to make queries to DBPedia. The problem is that there are several places not located in the DBPedia, and this is caused because of the type of location considered when searching for the place. For instance, a town can be categorized in DBPedia as a Settlement, a LocatedPlace, a City,... and this makes it difficult to return an all-in-one solution to find a place.<text:line-break/>The solution it should be to detect all possible categories of a city, and find better ways to find streets, cities, regions,...<text:s/></text:p>
      <text:p text:style-name="Normal">Another error that makes a few queries to fail are the grammatical errors, like “<text:span text:style-name="T117">bismark</text:span><text:s/>state college”. If an error of this type occurs, the algorithm will probably fail, because no mispelling corrector is<text:s/>included.<text:s/><text:line-break/>The solution could be to introduce a corrector, that could return the most probable word by considering distances between words and a corpus.</text:p>
      <text:h text:style-name="Heading1" text:outline-level="1"><text:bookmark-start text:name="_Toc440905279"/>Conclusion<text:bookmark-end text:name="_Toc440905279"/></text:h>
      <text:p text:style-name="Normal">The analysis of a text it is not an easy task, as it has natural language properties that are not easy to interprete. In this project, we found problems in the categorization of sentences, mispelling errors, and other problems that let us see the complexity of the natural language processing.<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center"/>
    </style:style>
    <style:style style:name="T3" style:parent-style-name="DefaultParagraphFont" style:family="text">
      <style:text-properties fo:color="#5B9BD5"/>
    </style:style>
    <style:style style:name="T4" style:parent-style-name="DefaultParagraphFont" style:family="text">
      <style:text-properties fo:color="#5B9BD5"/>
    </style:style>
    <style:style style:name="T5" style:parent-style-name="DefaultParagraphFont" style:family="text">
      <style:text-properties fo:color="#5B9BD5"/>
    </style:style>
    <style:style style:name="T6" style:parent-style-name="DefaultParagraphFont" style:family="text">
      <style:text-properties fo:color="#5B9BD5"/>
    </style:style>
  </office:automatic-styles>
  <office:master-styles>
    <style:master-page style:name="MP0" style:page-layout-name="PL0">
      <style:footer>
        <text:p text:style-name="P2"><text:span text:style-name="T3">Page<text:s/></text:span><text:span text:style-name="T4"><text:page-number style:num-format="1" text:fixed="false">5</text:page-number></text:span><text:span text:style-name="T5"><text:s/>of<text:s/></text:span><text:span text:style-name="T6"><text:page-count style:num-format="1">6</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ix Solanes Font</meta:initial-creator>
    <dc:creator>Aleix Solanes Font</dc:creator>
    <meta:creation-date>2016-01-18T13:01:00Z</meta:creation-date>
    <dc:date>2016-01-18T17:47:00Z</dc:date>
    <meta:template xlink:href="Normal" xlink:type="simple"/>
    <meta:editing-cycles>12</meta:editing-cycles>
    <meta:editing-duration>PT15420S</meta:editing-duration>
    <meta:document-statistic meta:page-count="6" meta:paragraph-count="21" meta:word-count="1572" meta:character-count="10512" meta:row-count="74" meta:non-whitespace-character-count="8961"/>
  </office:meta>
</office:document-meta>
</file>